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officeooo:rsid="00180c78" officeooo:paragraph-rsid="00180c78"/>
    </style:style>
    <style:style style:name="P2" style:family="paragraph" style:parent-style-name="Heading_20_2">
      <style:text-properties officeooo:rsid="001b9eff" officeooo:paragraph-rsid="001b9eff"/>
    </style:style>
    <style:style style:name="P3" style:family="paragraph" style:parent-style-name="Heading_20_1">
      <style:text-properties officeooo:rsid="0010895d" officeooo:paragraph-rsid="0010895d"/>
    </style:style>
    <style:style style:name="P4" style:family="paragraph" style:parent-style-name="Text_20_body">
      <style:text-properties officeooo:rsid="0011abc4" officeooo:paragraph-rsid="0011abc4"/>
    </style:style>
    <style:style style:name="P5" style:family="paragraph" style:parent-style-name="Text_20_body">
      <style:text-properties officeooo:rsid="0012b1db" officeooo:paragraph-rsid="0012b1db"/>
    </style:style>
    <style:style style:name="P6" style:family="paragraph" style:parent-style-name="Text_20_body" style:list-style-name="L1">
      <style:text-properties officeooo:rsid="0012b1db" officeooo:paragraph-rsid="0012b1db"/>
    </style:style>
    <style:style style:name="P7" style:family="paragraph" style:parent-style-name="Text_20_body">
      <style:text-properties officeooo:rsid="00157490" officeooo:paragraph-rsid="00157490"/>
    </style:style>
    <style:style style:name="P8" style:family="paragraph" style:parent-style-name="Text_20_body">
      <style:text-properties officeooo:rsid="00191af3" officeooo:paragraph-rsid="00191af3"/>
    </style:style>
    <style:style style:name="P9" style:family="paragraph" style:parent-style-name="Text_20_body" style:list-style-name="L2">
      <style:text-properties officeooo:rsid="0019c47c" officeooo:paragraph-rsid="0019c47c"/>
    </style:style>
    <style:style style:name="P10" style:family="paragraph" style:parent-style-name="Text_20_body">
      <style:text-properties officeooo:rsid="001b8253" officeooo:paragraph-rsid="001b8253"/>
    </style:style>
    <style:style style:name="P11" style:family="paragraph" style:parent-style-name="Text_20_body" style:list-style-name="L3">
      <style:text-properties officeooo:rsid="001b8253" officeooo:paragraph-rsid="001b8253"/>
    </style:style>
    <style:style style:name="P12" style:family="paragraph" style:parent-style-name="Text_20_body">
      <style:text-properties officeooo:rsid="001d7ea6" officeooo:paragraph-rsid="001d7ea6"/>
    </style:style>
    <style:style style:name="P13" style:family="paragraph" style:parent-style-name="Text_20_body" style:list-style-name="L4">
      <style:text-properties officeooo:rsid="001d7ea6" officeooo:paragraph-rsid="001d7ea6"/>
    </style:style>
    <style:style style:name="P14" style:family="paragraph" style:parent-style-name="Text_20_body" style:list-style-name="L4">
      <style:text-properties officeooo:rsid="001e251e" officeooo:paragraph-rsid="001e251e"/>
    </style:style>
    <style:style style:name="P15" style:family="paragraph" style:parent-style-name="Text_20_body" style:list-style-name="L4">
      <style:text-properties officeooo:rsid="001eeef1" officeooo:paragraph-rsid="001eeef1"/>
    </style:style>
    <style:style style:name="P16" style:family="paragraph" style:parent-style-name="Text_20_body">
      <style:text-properties officeooo:rsid="00204c98" officeooo:paragraph-rsid="00204c98"/>
    </style:style>
    <style:style style:name="P17" style:family="paragraph" style:parent-style-name="Text_20_body" style:list-style-name="L5">
      <style:text-properties officeooo:rsid="00204c98" officeooo:paragraph-rsid="00204c98"/>
    </style:style>
    <style:style style:name="T1" style:family="text">
      <style:text-properties officeooo:rsid="00214411"/>
    </style:style>
    <style:style style:name="T2" style:family="text">
      <style:text-properties officeooo:rsid="0021de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13bc" style:font-weight-asian="bold" style:font-weight-complex="bold"/>
    </style:style>
    <style:style style:name="T5" style:family="text">
      <style:text-properties fo:font-weight="bold" officeooo:rsid="002423e9" style:font-weight-asian="bold" style:font-weight-complex="bold"/>
    </style:style>
    <style:style style:name="T6" style:family="text">
      <style:text-properties fo:font-weight="bold" officeooo:rsid="00214411" style:font-weight-asian="bold" style:font-weight-complex="bold"/>
    </style:style>
    <style:style style:name="T7" style:family="text">
      <style:text-properties officeooo:rsid="002313bc"/>
    </style:style>
    <style:style style:name="T8" style:family="text">
      <style:text-properties officeooo:rsid="002423e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prezentace</text:h>
      <text:p text:style-name="P4">Úsek referenční sekvence (tzv. Aktivní region) je společně se všemi čteními transformován do podoby grafu. Každý vrchol grafu reprezentuje jeden k-mer (posloupnost k po sobě jdoucích bazí v referenční sekvenci nebo čtení). Hrany odráží pořadí jednotlivých k-merů v referenční sekvenci nebo čtení (dva po sobě jdoucí k-mery jsou spojeny hranou).</text:p>
      <text:p text:style-name="P5">Před svou transformací do grafu je na začátek aktivního regionu přidána speciální báze B a na jeho konec speciální báze E. Počátek a konec referenční sekvence se tím pádem transformují na speciální vrcholy grafu s následujícími vlastnostmi:</text:p>
      <text:list xml:id="list1928057736477728463" text:style-name="L1">
        <text:list-item>
          <text:p text:style-name="P6">z počátečního vrcholu vede pouze jedna hrana,</text:p>
        </text:list-item>
        <text:list-item>
          <text:p text:style-name="P6">do koncového vrcholu vede pouze jedna hrana.</text:p>
        </text:list-item>
      </text:list>
      <text:p text:style-name="P7">Každý vrchol grafu je identifikován svým k-merem a speciálním číslem. Toto číslo se používá pro detekci a „eliminaci“ opakovaných k-merů během transformace referenční sekvence na graf. Díky tomu z referenční sekvence vzniká lineární graf (vstupní a výstupní stupeň všech vrcholů vyjma koncového a počátečního je 1).. Při převádění jednotlivých čtení nejsou speciální čísla vrcholů uvažována – vrcholy vzniků jako důsledek k-merů vyskytujících se ve čteních mají speciální číslo vždy nastavené na 0. </text:p>
      <text:h text:style-name="P1" text:outline-level="2">Vrcholy</text:h>
      <text:p text:style-name="P8">Každý vrchol grafu je reprezentován speciální datovou strukturou (KMER_VERTEX), která o něm ukládá následující informace:</text:p>
      <text:list xml:id="list2100426016349096734" text:style-name="L2">
        <text:list-item>
          <text:p text:style-name="P9">k-mer a speciální číslo,</text:p>
        </text:list-item>
        <text:list-item>
          <text:p text:style-name="P9">Vstupní stupeň,</text:p>
        </text:list-item>
        <text:list-item>
          <text:p text:style-name="P9">výstupní stupeň,</text:p>
        </text:list-item>
        <text:list-item>
          <text:p text:style-name="P9">seznam hran z něj vycházejících,</text:p>
        </text:list-item>
        <text:list-item>
          <text:p text:style-name="P9">seznam hran do něj vedoucích.</text:p>
        </text:list-item>
      </text:list>
      <text:p text:style-name="P10">Součástí grafu je i tabulka mapující k-mery na jim příslušné vrcholy grafu. Dovoluje pokládat následující dotazy:</text:p>
      <text:list xml:id="list2319233641228616155" text:style-name="L3">
        <text:list-item>
          <text:p text:style-name="P11">vrácení vrcholu se zadaným k-merem a speciálním číslem,</text:p>
        </text:list-item>
        <text:list-item>
          <text:p text:style-name="P11">vrácení všech vrcholů se zadaným k-merem (speciální číslo se neuvažuje),</text:p>
        </text:list-item>
        <text:list-item>
          <text:p text:style-name="P11">přidání nového vrcholu,</text:p>
        </text:list-item>
        <text:list-item>
          <text:p text:style-name="P11">odebrání vrcholu.</text:p>
        </text:list-item>
      </text:list>
      <text:h text:style-name="P2" text:outline-level="2">Hrany</text:h>
      <text:p text:style-name="P12">Každá hrana grafu je reprezentována speciální datovou strukturou (KMER_EDGE) a uchovává následující informace:</text:p>
      <text:list xml:id="list5657771957344762975" text:style-name="L4">
        <text:list-item>
          <text:p text:style-name="P13"><text:soft-page-break/><text:span text:style-name="T5">Z</text:span><text:span text:style-name="T3">drojový a </text:span><text:span text:style-name="T6">cílový</text:span><text:span text:style-name="T3"> vrchol</text:span> <text:span text:style-name="T2">(odkazy na struktury KMER_VERTEX)</text:span>,</text:p>
        </text:list-item>
        <text:list-item>
          <text:p text:style-name="P13"><text:span text:style-name="T5">V</text:span><text:span text:style-name="T3">áhu hrany</text:span> (obvykle odpovídá počtu čtení, která hranou procházejí),</text:p>
        </text:list-item>
        <text:list-item>
          <text:p text:style-name="P13"><text:span text:style-name="T4">D</text:span><text:span text:style-name="T3">élku</text:span>. Hrany vedoucí mezi k-mery, které sousedí v rámci aktivního regionu či čtení, mají délku 1. Při optimalizaci grafu však mohou vznikat zkratky – hrany vedoucí mezi k-mery, které spolu nijak nesousedí. Délka takových hran udává vzdálenost k-merů zdrojového a cílového vrcholu v rámci aktivního regionu či čtení plus 1.</text:p>
        </text:list-item>
        <text:list-item>
          <text:p text:style-name="P14"><text:span text:style-name="T3">Sekvence.</text:span> Uchovává část aktivního regionu či čtení nacházející se mezi k-mery zdrojového a cílového vrcholu. Tato informace spolu s obsahem obou k-merů dovoluje plně zrekonstruovat obsah aktivního regionu či čtení v daném místě.</text:p>
        </text:list-item>
        <text:list-item>
          <text:p text:style-name="P15"><text:span text:style-name="T3">Seznam čtení.</text:span> Čtení procházející hranou jsou uchovávána jako posloupnost dvojic (index;pozice), kde index jednoznačne identifikuje čtení a pozice udává pořadové číslo báze v čtení, která způsobila průchod danou hranou. Vzhledem k tomu, že se čtení do grafu přidávají sériově a s postupně rostoucími indexy, seznam těchto dvojic je seřazen vzestupně podle první a druhé složky. Toto uspořádání dovoluje počítat průnik a rozdíl čtení procházejících dvěma hranami v lineárním čase (vzhledem k počtu čtení). Tyto množinové operace nachází uplatnění při optimalizacích grafu.</text:p>
        </text:list-item>
      </text:list>
      <text:p text:style-name="P16">Součásí grafu je tabulka mapující dvojice k-merů identifikující zdrojový a cílových vrchol hran na příslušné struktury KMER_EDGE. Tabulka dovoluje pokládat následující dotazy:</text:p>
      <text:list xml:id="list965177083657339437" text:style-name="L5">
        <text:list-item>
          <text:p text:style-name="P17">vrácení hrany se zadaným zdrojovým a cílovým vrcholem,</text:p>
        </text:list-item>
        <text:list-item>
          <text:p text:style-name="P17">přidání nové hrany,</text:p>
        </text:list-item>
        <text:list-item>
          <text:p text:style-name="P17">odstranění existující hran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3:27:59.022000000</meta:creation-date>
    <dc:date>2016-04-08T14:02:15.787000000</dc:date>
    <meta:editing-duration>PT34M7S</meta:editing-duration>
    <meta:editing-cycles>24</meta:editing-cycles>
    <meta:generator>LibreOffice/5.0.2.2$Windows_x86 LibreOffice_project/37b43f919e4de5eeaca9b9755ed688758a8251fe</meta:generator>
    <meta:document-statistic meta:table-count="0" meta:image-count="0" meta:object-count="0" meta:page-count="2" meta:paragraph-count="29" meta:word-count="495" meta:character-count="3364" meta:non-whitespace-character-count="2914"/>
  </office:meta>
</office:document-meta>
</file>